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font-style="normal" fo:font-weight="bold" officeooo:rsid="001724df" officeooo:paragraph-rsid="001724df" style:font-size-asian="21pt" style:font-style-asian="normal" style:font-weight-asian="bold" style:font-size-complex="21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1pt" fo:font-style="normal" fo:font-weight="bold" officeooo:rsid="00197af3" officeooo:paragraph-rsid="00197af3" style:font-size-asian="21pt" style:font-style-asian="normal" style:font-weight-asian="bold" style:font-size-complex="21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724df"/>
    </style:style>
    <style:style style:name="T1" style:family="text">
      <style:text-properties fo:font-size="12pt" fo:font-style="normal" fo:font-weight="normal" officeooo:rsid="001724df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fo:font-style="normal" fo:font-weight="normal" officeooo:rsid="00197af3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úde Mental</text:p>
      <text:p text:style-name="P1"/>
      <text:p text:style-name="P3"><text:span text:style-name="T1">Seremos os responsáveis por oferecer o suporte para pessoas com transtornos mentais, caso queira receber esse suporte acesse nosso </text:span><text:a xlink:type="simple" xlink:href="https://forms.gle/fhc5MNSANuDqtwoe7" text:style-name="Internet_20_link" text:visited-style-name="Visited_20_Internet_20_Link"><text:span text:style-name="T2">questionário</text:span></text:a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0:49:26.309766572</meta:creation-date>
    <dc:date>2024-06-07T10:04:54.060441183</dc:date>
    <meta:editing-duration>PT11M4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" meta:word-count="22" meta:character-count="156" meta:non-whitespace-character-count="136"/>
  </office:meta>
</office:document-meta>
</file>